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156d" officeooo:paragraph-rsid="0007156d"/>
    </style:style>
    <style:style style:name="P2" style:family="paragraph" style:parent-style-name="Standard">
      <style:text-properties officeooo:rsid="00074486" officeooo:paragraph-rsid="00074486"/>
    </style:style>
    <style:style style:name="P3" style:family="paragraph" style:parent-style-name="Standard">
      <style:text-properties officeooo:rsid="0008b425" officeooo:paragraph-rsid="0008b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T4</text:p>
      <text:p text:style-name="P1"/>
      <text:p text:style-name="P1">item 1: propriedade industrial</text:p>
      <text:p text:style-name="P1"/>
      <text:p text:style-name="P1">uma invenção é registrada, ela passa a ser de uso exclusivo. O seu criador pode definir se, ela pode ou não ser utilizado por outras pessoas. Ele também pode definir quem pode ou não fazer uso. Deste </text:p>
      <text:p text:style-name="P1">modo, pode haver um retorno financeiro a partir disso.</text:p>
      <text:p text:style-name="P1"/>
      <text:p text:style-name="P1">Item 2: propriedade intelectual</text:p>
      <text:p text:style-name="P1"/>
      <text:p text:style-name="P1">é toda criação feita pelo autor, sendo que ele, quer a garantia de que seu trabalho, seja dele próprio, assim não permitindo algum uso, sem a previa permissão do criador, é o desenvolvimento do conhecimento do autor, que compartilha as informações com a sociedade.</text:p>
      <text:p text:style-name="P1"/>
      <text:p text:style-name="P1">Item 3: Diferença entre elas</text:p>
      <text:p text:style-name="P1"/>
      <text:p text:style-name="P1">A principal diferença entre a propriedade industrial para a propriedade intelectual é que a</text:p>
      <text:p text:style-name="P1">industrial é focada no produto que será vendido, enquanto o intelectual o produto é o</text:p>
      <text:p text:style-name="P1">conhecimento que está escrito.</text:p>
      <text:p text:style-name="P1"/>
      <text:p text:style-name="P1">Item 4: Aplicações nas Empresas</text:p>
      <text:p text:style-name="P1"/>
      <text:p text:style-name="P1">A principal delas é uma patente, que é utilizada para produtos do comércio,</text:p>
      <text:p text:style-name="P1">assim concorrentes não podem copiar esse produto, ou parte dele, para conseguir retorno</text:p>
      <text:p text:style-name="P1">financeiro.</text:p>
      <text:p text:style-name="P1">Outra muito aplicada é a marca, que a partir dela muitas empresas fazem a utilização de</text:p>
      <text:p text:style-name="P1">produtos em varias linhas de produção para conseguir mais consumidores, com o objetivo principal de lembrar do produto pela marca, que normalmente é pequena e fácil de lembrar.</text:p>
      <text:p text:style-name="P1"/>
      <text:p text:style-name="P1">Item 5: Aplicações na área Científica</text:p>
      <text:p text:style-name="P1"/>
      <text:p text:style-name="P2">o SESPI contribui com a CNPq, divulgando as políticas</text:p>
      <text:p text:style-name="P2">utilizadas pela CNPq, além de, divulgar qual a importância para funcionários da CNPq, para pesquisadores, bolsistas e gestores de inovações.</text:p>
      <text:p text:style-name="P2">Outra é a WTO, que faz uso do contrato TRIPS, até que expire o contrato e seu material apareça </text:p>
      <text:p text:style-name="P2">no domínio publico, por mais que este contrato esteja de acordo com a world intellect property organization(WIPO), entretanto esse contrato é de 50 anos, sendo assim durante um bom tempo, sua propriedade intelectual será preservada.</text:p>
      <text:p text:style-name="P2"/>
      <text:p text:style-name="P3">Item 6: Aproveitamentos</text:p>
      <text:p text:style-name="P3"/>
      <text:p text:style-name="P3">A partir desses conceitos e aplicações poderemos ter mais confiança em inventar e criar novos conhecimentos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20:25:52.904753836</meta:creation-date>
    <dc:date>2014-06-24T22:02:34.303462926</dc:date>
    <meta:editing-duration>PT1H10M30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1" meta:paragraph-count="23" meta:word-count="323" meta:character-count="1984" meta:non-whitespace-character-count="1681"/>
  </office:meta>
</office:document-meta>
</file>